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mageSize.getHeightP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getDpiHorizont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Image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ImageSize.getDimensionP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getDimension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getHeight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setSizeInMillipoints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Size.getWidth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setResolution( double resolu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setResolution( double horizontal , double vert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Size.getWidthP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getBaselinePositionFromBotto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setSizeInPixels( int width , int heigh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ImageSize.checkResolutionAvailable( )</text:p>
          </table:table-cell>
          <table:table-cell office:value-type="float" office:value="3">
            <text:p text:style-name="Table_20_Contents">3</text:p>
          </table:table-cell>
          <table:table-cell office:value-type="float" office:value="3">
            <text:p text:style-name="Table_20_Contents">3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Size.calcPixelsFromSiz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Size.calcSizeFromPixel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2">
            <text:p text:style-name="Table_20_Contents">2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ImageSize.getDimensionMp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setBaselinePositionFromBottom( int distan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getDpiVertica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ImageSize( int widthPx , int heightPx , double dpi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ImageSize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ImageSize.ImageSize( int widthPx , int heightPx , double dpiHorizontal , double dpiVertica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